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92a5b" officeooo:paragraph-rsid="00392a5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9cfea" officeooo:paragraph-rsid="00392a5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9cfea" officeooo:paragraph-rsid="0039cfe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9cfea" officeooo:paragraph-rsid="0039d93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a5ffc" officeooo:paragraph-rsid="003a5f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c4523" officeooo:paragraph-rsid="003c452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f5632" officeooo:paragraph-rsid="003f563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10bd3" officeooo:paragraph-rsid="00410bd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42e87" officeooo:paragraph-rsid="00442e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69ef2" officeooo:paragraph-rsid="00469ef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8124e" officeooo:paragraph-rsid="0048124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a0cc3" officeooo:paragraph-rsid="004a0c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05323" officeooo:paragraph-rsid="0010532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24f62" officeooo:paragraph-rsid="00124f6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b352b" officeooo:paragraph-rsid="001b352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33f08" officeooo:paragraph-rsid="00166b2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5f75" officeooo:paragraph-rsid="001d5f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3eb6d" officeooo:paragraph-rsid="0023eb6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7f472" officeooo:paragraph-rsid="0027f47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575ae" officeooo:paragraph-rsid="002575a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8da20" officeooo:paragraph-rsid="0028da2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a4ef1" officeooo:paragraph-rsid="002a4ef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c159a" officeooo:paragraph-rsid="002c15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e3014" officeooo:paragraph-rsid="002e301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2fd0bf" officeooo:paragraph-rsid="002fd0b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1cc74" officeooo:paragraph-rsid="0031cc7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1fe06" officeooo:paragraph-rsid="0031fe0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34a964" officeooo:paragraph-rsid="0034a96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c1c9e" officeooo:paragraph-rsid="004c1c9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4db868" officeooo:paragraph-rsid="004db86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bold" officeooo:rsid="000dd7e3" officeooo:paragraph-rsid="000dd7e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fo:font-weight="normal" officeooo:rsid="003a5ffc" officeooo:paragraph-rsid="003a5ff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fo:font-weight="normal" officeooo:rsid="003c4523" officeooo:paragraph-rsid="003e1a43" style:font-weight-asian="normal" style:font-weight-complex="normal"/>
    </style:style>
    <style:style style:name="P34" style:family="paragraph" style:parent-style-name="Standard">
      <style:text-properties style:font-name="Liberation Mono" officeooo:rsid="000d4afa" officeooo:paragraph-rsid="000d4afa"/>
    </style:style>
    <style:style style:name="P35" style:family="paragraph" style:parent-style-name="Standard">
      <style:paragraph-properties fo:text-align="center" style:justify-single-word="false"/>
      <style:text-properties style:font-name="Liberation Mono" fo:font-size="14pt" style:text-underline-style="solid" style:text-underline-width="auto" style:text-underline-color="font-color" officeooo:rsid="000d7319" officeooo:paragraph-rsid="000d7319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Mono" officeooo:paragraph-rsid="0034a964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Mono" officeooo:rsid="0034a964" officeooo:paragraph-rsid="0034a964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Mono" officeooo:rsid="00355812" officeooo:paragraph-rsid="00355812"/>
    </style:style>
    <style:style style:name="T1" style:family="text">
      <style:text-properties officeooo:rsid="00130f03"/>
    </style:style>
    <style:style style:name="T2" style:family="text">
      <style:text-properties officeooo:rsid="0015c769"/>
    </style:style>
    <style:style style:name="T3" style:family="text">
      <style:text-properties officeooo:rsid="00166b23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21416" fo:background-color="#ffff00" loext:char-shading-value="0"/>
    </style:style>
    <style:style style:name="T6" style:family="text">
      <style:text-properties officeooo:rsid="0026a42d" fo:background-color="#ffff00" loext:char-shading-value="0"/>
    </style:style>
    <style:style style:name="T7" style:family="text">
      <style:text-properties officeooo:rsid="0019f2cc"/>
    </style:style>
    <style:style style:name="T8" style:family="text">
      <style:text-properties fo:font-size="8pt"/>
    </style:style>
    <style:style style:name="T9" style:family="text">
      <style:text-properties fo:font-size="8pt" officeooo:rsid="001f4084"/>
    </style:style>
    <style:style style:name="T10" style:family="text">
      <style:text-properties fo:font-size="8pt" officeooo:rsid="0017d45e"/>
    </style:style>
    <style:style style:name="T11" style:family="text">
      <style:text-properties fo:font-size="8pt" officeooo:rsid="0015c769"/>
    </style:style>
    <style:style style:name="T12" style:family="text">
      <style:text-properties fo:font-size="8pt" officeooo:rsid="0027f472"/>
    </style:style>
    <style:style style:name="T13" style:family="text">
      <style:text-properties fo:font-size="8pt" fo:background-color="transparent" loext:char-shading-value="0"/>
    </style:style>
    <style:style style:name="T14" style:family="text">
      <style:text-properties fo:font-size="8pt" officeooo:rsid="0027f472" fo:background-color="transparent" loext:char-shading-value="0"/>
    </style:style>
    <style:style style:name="T15" style:family="text">
      <style:text-properties officeooo:rsid="00221416"/>
    </style:style>
    <style:style style:name="T16" style:family="text">
      <style:text-properties officeooo:rsid="002329f5"/>
    </style:style>
    <style:style style:name="T17" style:family="text">
      <style:text-properties officeooo:rsid="0026a42d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9e6dd" style:font-weight-asian="bold" style:font-weight-complex="bold"/>
    </style:style>
    <style:style style:name="T21" style:family="text">
      <style:text-properties officeooo:rsid="0029e6dd"/>
    </style:style>
    <style:style style:name="T22" style:family="text">
      <style:text-properties officeooo:rsid="002f8061"/>
    </style:style>
    <style:style style:name="T23" style:family="text">
      <style:text-properties officeooo:rsid="0032e69d"/>
    </style:style>
    <style:style style:name="T24" style:family="text">
      <style:text-properties fo:font-size="12pt" style:text-underline-style="none" fo:font-weight="normal" style:font-weight-asian="normal" style:font-weight-complex="normal"/>
    </style:style>
    <style:style style:name="T25" style:family="text">
      <style:text-properties fo:font-size="12pt" style:text-underline-style="none" fo:font-weight="normal" officeooo:rsid="0034a964" style:font-weight-asian="normal" style:font-weight-complex="normal"/>
    </style:style>
    <style:style style:name="T26" style:family="text">
      <style:text-properties fo:font-size="12pt" style:text-underline-style="none" fo:font-weight="normal" officeooo:rsid="00374c1e" style:font-weight-asian="normal" style:font-weight-complex="normal"/>
    </style:style>
    <style:style style:name="T27" style:family="text">
      <style:text-properties officeooo:rsid="003e1a43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3e1a4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3e1a43"/>
    </style:style>
    <style:style style:name="T32" style:family="text">
      <style:text-properties style:text-underline-style="solid" style:text-underline-width="auto" style:text-underline-color="font-color" officeooo:rsid="003c4523"/>
    </style:style>
    <style:style style:name="T33" style:family="text">
      <style:text-properties officeooo:rsid="00460d72"/>
    </style:style>
    <style:style style:name="T34" style:family="text">
      <style:text-properties officeooo:rsid="004642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14/4/23</text:p>
      <text:p text:style-name="P34"/>
      <text:p text:style-name="P35">Teorema fundamental de la numercacion</text:p>
      <text:p text:style-name="P35"/>
      <text:p text:style-name="P31">Conversión entre sistemas de numeración entra en el parcial</text:p>
      <text:p text:style-name="P31"/>
      <text:p text:style-name="P13">El teorema fundamental de la numeración es base 10</text:p>
      <text:p text:style-name="P13"/>
      <text:p text:style-name="P14">Octal a binario, separamos cada digito del valor octal y lo asignamos a sus 3 valores binarios <text:span text:style-name="T1">luego simplemente los juntamos, </text:span><text:span text:style-name="T7">utilizando la tabla de verdad</text:span></text:p>
      <text:p text:style-name="P14"/>
      <text:p text:style-name="P15">0 al principio antes de la coma no valen, 0 al final despues de la coma tampoco</text:p>
      <text:p text:style-name="P14"/>
      <text:p text:style-name="P16">276,534<text:span text:style-name="T8">(8)</text:span> = <text:span text:style-name="T4">0</text:span>10<text:span text:style-name="T16">|</text:span>111<text:span text:style-name="T16">|</text:span>110,101<text:span text:style-name="T16">|</text:span>011<text:span text:style-name="T16">|</text:span>1<text:span text:style-name="T4">00</text:span><text:span text:style-name="T11">(2)</text:span><text:span text:style-name="T2"> </text:span><text:span text:style-name="T3">= <text:s/></text:span>10111110,1010111<text:span text:style-name="T10">(2)</text:span></text:p>
      <text:p text:style-name="P16"/>
      <text:p text:style-name="P17"><text:span text:style-name="T5">0</text:span>10<text:span text:style-name="T15">|</text:span>101<text:span text:style-name="T15">|</text:span>011,001<text:span text:style-name="T15">|1</text:span><text:span text:style-name="T5">00</text:span><text:span text:style-name="T8">(2)</text:span> = 253,14<text:span text:style-name="T9">(8)</text:span></text:p>
      <text:p text:style-name="P17"/>
      <text:p text:style-name="P18">Hexadecimal a binario, igual que octal a binario peri utilizando los 4 digitos binarios</text:p>
      <text:p text:style-name="P19"/>
      <text:p text:style-name="P20">5A8,39C<text:span text:style-name="T12">(16)</text:span> = <text:span text:style-name="T6">0</text:span>101<text:span text:style-name="T17">|</text:span>1010<text:span text:style-name="T17">|</text:span>1000,0011<text:span text:style-name="T17">|</text:span>1001<text:span text:style-name="T17">|</text:span>11<text:span text:style-name="T6">00</text:span><text:span text:style-name="T14">(2)</text:span></text:p>
      <text:p text:style-name="P20"/>
      <text:p text:style-name="P19"><text:span text:style-name="T6">0</text:span><text:span text:style-name="T4">0</text:span><text:span text:style-name="T18">10|1010|1011,0011|1</text:span><text:span text:style-name="T4">000</text:span><text:span text:style-name="T13">(2)</text:span><text:span text:style-name="T18"> = 2AB,38</text:span><text:span text:style-name="T13">(16)</text:span></text:p>
      <text:p text:style-name="P19"/>
      <text:p text:style-name="P21">Conversion decimal a octal o hexadecimal se utiliza division sucesiva o multiplicacion sucesiva <text:span text:style-name="T20">NO EL TEOREMA FUNDAMENTAL </text:span></text:p>
      <text:p text:style-name="P21"/>
      <text:p text:style-name="P22"><text:span text:style-name="T21">7</text:span>5<text:span text:style-name="T8">(10)</text:span> = 113<text:span text:style-name="T8">(8)</text:span></text:p>
      <text:p text:style-name="P23"/>
      <text:p text:style-name="P24">Palabra: Uso de las computadoras con representación <text:span text:style-name="T22">de un digito / carácter de 8-bits, hoy existes computadores cuya palabra es de 16, 32, 64 bits</text:span></text:p>
      <text:p text:style-name="P20"/>
      <text:p text:style-name="P20"/>
      <text:p text:style-name="P25">21/4<text:span text:style-name="T8"/></text:p>
      <text:p text:style-name="P25"/>
      <text:p text:style-name="P26">Octeto es un conjunto de 8 bits<text:span text:style-name="T8"/></text:p>
      <text:p text:style-name="P26">Octeto = byte<text:span text:style-name="T8"/></text:p>
      <text:p text:style-name="P26"/>
      <text:p text:style-name="P27">Representacion flotante datos:<text:line-break/>Cantidad de bits de palabra, cantidad de bits de signo, cantidad de bits de mantis<text:span text:style-name="T23">a</text:span><text:span text:style-name="T8"/></text:p>
      <text:p text:style-name="P27"/>
      <text:p text:style-name="P28"><text:span text:style-name="T19">Parcial temas</text:span>: <text:span text:style-name="T8"/></text:p>
      <text:list text:style-name="L1">
        <text:list-item>
          <text:p text:style-name="P36"><text:span text:style-name="T25">Conversión de sistemas de numeración (b10/b2/b8/b16)</text:span><text:span text:style-name="T8"/></text:p>
        </text:list-item>
        <text:list-item>
          <text:p text:style-name="P37"><text:span text:style-name="T24">Operaciones</text:span><text:span text:style-name="T8"/></text:p>
        </text:list-item>
        <text:list-item>
          <text:p text:style-name="P37"><text:span text:style-name="T24">Representación de números </text:span><text:span text:style-name="T26">enteros</text:span><text:span text:style-name="T24"> (modulo y signo,C-1, C-2, exeso, binario puro desempaquetado y empaquetado)</text:span><text:span text:style-name="T8"/></text:p>
        </text:list-item>
        <text:list-item>
          <text:p text:style-name="P38"><text:span text:style-name="T24">Representación de números flotantes</text:span><text:span text:style-name="T8"/></text:p>
        </text:list-item>
      </text:list>
      <text:p text:style-name="P1"/>
      <text:p text:style-name="P1"/>
      <text:p text:style-name="P2"><text:soft-page-break/></text:p>
      <text:p text:style-name="P4"><text:span text:style-name="T27"><text:s/></text:span><text:span text:style-name="T31">2343</text:span><text:span text:style-name="T32">2</text:span></text:p>
      <text:p text:style-name="P6"><text:s/>111101 <text:s text:c="3"/>1+1+1+1=4 =&gt; 10|0 queda cero y me llevo 10=2</text:p>
      <text:p text:style-name="P6"><text:s text:c="3"/>1110 <text:s text:c="3"/><text:span text:style-name="T27">2+1+1+1+1=6 =&gt; 11|0 queda cero y me llevo 11=3</text:span></text:p>
      <text:p text:style-name="P6"><text:s text:c="4"/>111<text:tab/> <text:span text:style-name="T27">3+1+1+1+1+1=8 =&gt; 100|0 queda cero y me llevo 100=4</text:span></text:p>
      <text:p text:style-name="P6"><text:s text:c="4"/>111<text:tab/> <text:span text:style-name="T27">4+1+1=6 =&gt; 11|0 queda cero y me llevo 11=3</text:span></text:p>
      <text:p text:style-name="P33"><text:s text:c="4"/>111<text:span text:style-name="T28"><text:tab/> </text:span><text:span text:style-name="T29">3+1=4 =&gt; 10|0 queda cero y me llevo 2</text:span></text:p>
      <text:p text:style-name="P33"><text:span text:style-name="T29">110000</text:span><text:span text:style-name="T28">0<text:tab/> </text:span><text:span text:style-name="T29">2+1=3 =&gt; 1|1 queda uno y me llevo 1</text:span></text:p>
      <text:p text:style-name="P3"/>
      <text:p text:style-name="P5">0111122</text:p>
      <text:p text:style-name="P5">1000010</text:p>
      <text:p text:style-name="P32">- <text:s text:c="2"/>111</text:p>
      <text:p text:style-name="P5"><text:s/>111011</text:p>
      <text:p text:style-name="P5"/>
      <text:p text:style-name="P7">2656(10) → (8)</text:p>
      <text:p text:style-name="P7"/>
      <text:p text:style-name="P8">2656/8 = 332/8 = 41/8 = 5</text:p>
      <text:p text:style-name="P8">0 <text:s text:c="9"/>4 <text:s text:c="5"/>1 <text:s text:c="4"/>5</text:p>
      <text:p text:style-name="P8"/>
      <text:p text:style-name="P8"><text:span text:style-name="T34">5140</text:span>(8) <text:s/></text:p>
      <text:p text:style-name="P8"/>
      <text:p text:style-name="P9">5140(8) → <text:span text:style-name="T33">(2)</text:span></text:p>
      <text:p text:style-name="P9"/>
      <text:p text:style-name="P10">101|001|100|000 = 1010|0110|0000(2) → (16)</text:p>
      <text:p text:style-name="P11"/>
      <text:p text:style-name="P11">A60(16) → (10)</text:p>
      <text:p text:style-name="P11"/>
      <text:p text:style-name="P12">A*16²+6*16¹+0*16⁰ = 2560+96+0 = 2656(10)</text:p>
      <text:p text:style-name="P10"/>
      <text:p text:style-name="P29">25,4(10) → (16)</text:p>
      <text:p text:style-name="P29"/>
      <text:p text:style-name="P30">25/16 = 1/16 = 0</text:p>
      <text:p text:style-name="P30">9 <text:s text:c="7"/>1 </text:p>
      <text:p text:style-name="P30"/>
      <text:p text:style-name="P30">19</text:p>
      <text:p text:style-name="P30"/>
      <text:p text:style-name="P30">0,4*16 = 6.4</text:p>
      <text:p text:style-name="P30">0.4*16 = 6.4</text:p>
      <text:p text:style-name="P30"/>
      <text:p text:style-name="P30">19,666666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08:51:51.780960997</meta:creation-date>
    <dc:date>2023-04-21T11:52:57.288188400</dc:date>
    <meta:editing-duration>PT3H53M38S</meta:editing-duration>
    <meta:editing-cycles>62</meta:editing-cycles>
    <meta:generator>LibreOffice/7.5.2.2$Linux_X86_64 LibreOffice_project/50$Build-2</meta:generator>
    <meta:document-statistic meta:table-count="0" meta:image-count="0" meta:object-count="0" meta:page-count="2" meta:paragraph-count="49" meta:word-count="320" meta:character-count="1936" meta:non-whitespace-character-count="1613"/>
  </office:meta>
</office:document-meta>
</file>